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1" style:family="paragraph" style:parent-style-name="Text_20_body">
      <style:paragraph-properties fo:margin-left="0in" fo:margin-right="0in" fo:line-height="150%" fo:orphans="2" fo:widows="2" fo:text-indent="0in" style:auto-text-indent="false"/>
    </style:style>
    <style:style style:name="P12" style:family="paragraph" style:parent-style-name="Standard">
      <style:paragraph-properties fo:text-align="center" style:justify-single-word="false"/>
      <style:text-properties officeooo:rsid="0019ab0a" officeooo:paragraph-rsid="0019ab0a"/>
    </style:style>
    <style:style style:name="P13" style:family="paragraph" style:parent-style-name="Standard">
      <style:paragraph-properties fo:text-align="start" style:justify-single-word="false"/>
      <style:text-properties officeooo:rsid="0019ab0a" officeooo:paragraph-rsid="0019ab0a"/>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15" style:family="paragraph" style:parent-style-name="Standard">
      <style:text-properties fo:background-color="#ffff00"/>
    </style:style>
    <style:style style:name="P16"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fo:background-color="#ffff00"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style:style style:name="T8"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text:a xlink:type="simple" xlink:href="https://github.com/marty1885?tab=repositories" text:style-name="Internet_20_link" text:visited-style-name="Visited_20_Internet_20_Link">https://github.com/marty1885?tab=repositories</text:a></text:p>
      <text:p text:style-name="P9">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1"><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1"><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text:soft-page-break/>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8">https://habr.com/ru/companies/yandex_praktikum/articles/591541/</text:span></text:a></text:p>
      <text:p text:style-name="P15">https://github.com/cpppracticum/GPGPU_Habr_Materials/tree/main/mandelmin</text:p>
      <text:p text:style-name="Standard"/>
      <text:p text:style-name="P17">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P12">BOOK 2</text:p>
      <text:p text:style-name="P13"/>
      <text:p text:style-name="P10">Chapter 1: Using OpenCL</text:p>
      <text:p text:style-name="P13">each work item has access to four types of memories: <text:span text:style-name="T7">global, <text:s/>constant, <text:s/>local, <text:s/>private.</text:span></text:p>
      <text:p text:style-name="P10"/>
      <text:p text:style-name="P14">Provide the same declaration of the application data type to the OpenCL kernel file (*.cl) as well as the host application files (*.c, *.h, *.cpp, *.hpp); else the OpenCL runtime will emit errors to reflect that the struct it is looking for does not exist, and the replication is necessary as OpenCL prohibits the C header file inclusion mechanism.</text:p>
      <text:p text:style-name="P14"/>
      <text:p text:style-name="P14">Events in OpenCL fall into two categories as follows:</text:p>
      <text:p text:style-name="P14">- Host monitoring events</text:p>
      <text:p text:style-name="P14">- Command ev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21:35:39.362709179</dc:date>
    <meta:editing-duration>PT8H36M26S</meta:editing-duration>
    <meta:editing-cycles>19</meta:editing-cycles>
    <meta:document-statistic meta:table-count="0" meta:image-count="0" meta:object-count="0" meta:page-count="2" meta:paragraph-count="50" meta:word-count="307" meta:character-count="2741" meta:non-whitespace-character-count="2477"/>
  </office:meta>
</office:document-meta>
</file>